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_32_5x38">
      <style:table-properties style:width="38in" style:page-number="0" table:align="center" style:may-break-between-rows="false"/>
    </style:style>
    <style:style style:name="Table1.A" style:family="table-column">
      <style:table-column-properties style:column-width="4.75in"/>
    </style:style>
    <style:style style:name="Table1.1" style:family="table-row">
      <style:table-row-properties style:min-row-height="6.2403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H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 style:master-page-name="_31_7x28">
      <style:table-properties style:width="28in" style:page-number="0" table:align="margins"/>
    </style:style>
    <style:style style:name="Table2.A" style:family="table-column">
      <style:table-column-properties style:column-width="7in" style:rel-column-width="16383*"/>
    </style:style>
    <style:style style:name="Table2.1" style:family="table-row">
      <style:table-row-properties style:min-row-height="4.2403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size="50pt" style:font-size-asian="50pt" style:font-size-complex="50pt"/>
    </style:style>
    <style:style style:name="P2" style:family="paragraph" style:parent-style-name="Table_20_Contents">
      <style:paragraph-properties fo:text-align="center" style:justify-single-word="false"/>
      <style:text-properties fo:font-size="50pt" style:font-size-asian="50pt" style:font-size-complex="50pt"/>
    </style:style>
    <style:style style:name="P3" style:family="paragraph" style:parent-style-name="Standard">
      <style:text-properties fo:font-size="2pt" style:font-size-asian="2pt" style:font-size-complex="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1">U</text:p>
            <text:p text:style-name="P1">57</text:p>
            <text:p text:style-name="P1">(58)</text:p>
          </table:table-cell>
          <table:table-cell table:style-name="Table1.A1" office:value-type="string">
            <text:p text:style-name="P1">U</text:p>
            <text:p text:style-name="P1">8</text:p>
            <text:p text:style-name="P1">(7)</text:p>
          </table:table-cell>
          <table:table-cell table:style-name="Table1.A1" office:value-type="string">
            <text:p text:style-name="P1">U</text:p>
            <text:p text:style-name="P1">9</text:p>
            <text:p text:style-name="P1">(10)</text:p>
          </table:table-cell>
          <table:table-cell table:style-name="Table1.A1" office:value-type="string">
            <text:p text:style-name="P1">U</text:p>
            <text:p text:style-name="P1">56</text:p>
            <text:p text:style-name="P1">(55)</text:p>
          </table:table-cell>
          <table:table-cell table:style-name="Table1.A1" office:value-type="string">
            <text:p text:style-name="P1">U</text:p>
            <text:p text:style-name="P1">53</text:p>
            <text:p text:style-name="P1">(54)</text:p>
          </table:table-cell>
          <table:table-cell table:style-name="Table1.A1" office:value-type="string">
            <text:p text:style-name="P1">U</text:p>
            <text:p text:style-name="P1">12</text:p>
            <text:p text:style-name="P1">(11)</text:p>
          </table:table-cell>
          <table:table-cell table:style-name="Table1.A1" office:value-type="string">
            <text:p text:style-name="P1">U</text:p>
            <text:p text:style-name="P1">5</text:p>
            <text:p text:style-name="P1">(6)</text:p>
          </table:table-cell>
          <table:table-cell table:style-name="Table1.H1" office:value-type="string">
            <text:p text:style-name="P1">U</text:p>
            <text:p text:style-name="P1">60</text:p>
            <text:p text:style-name="P1">(59)</text:p>
          </table:table-cell>
        </table:table-row>
        <table:table-row table:style-name="Table1.1">
          <table:table-cell table:style-name="Table1.A2" office:value-type="string">
            <text:p text:style-name="P1">40</text:p>
            <text:p text:style-name="P1">(39)</text:p>
          </table:table-cell>
          <table:table-cell table:style-name="Table1.A2" office:value-type="string">
            <text:p text:style-name="P1">25</text:p>
            <text:p text:style-name="P1">(26)</text:p>
          </table:table-cell>
          <table:table-cell table:style-name="Table1.A2" office:value-type="string">
            <text:p text:style-name="P1">24</text:p>
            <text:p text:style-name="P1">(23)</text:p>
          </table:table-cell>
          <table:table-cell table:style-name="Table1.A2" office:value-type="string">
            <text:p text:style-name="P1">41</text:p>
            <text:p text:style-name="P1">(42)</text:p>
          </table:table-cell>
          <table:table-cell table:style-name="Table1.A2" office:value-type="string">
            <text:p text:style-name="P1">44</text:p>
            <text:p text:style-name="P1">(43)</text:p>
          </table:table-cell>
          <table:table-cell table:style-name="Table1.A2" office:value-type="string">
            <text:p text:style-name="P1">21</text:p>
            <text:p text:style-name="P1">(22)</text:p>
          </table:table-cell>
          <table:table-cell table:style-name="Table1.A2" office:value-type="string">
            <text:p text:style-name="P1">28</text:p>
            <text:p text:style-name="P1">(27)</text:p>
          </table:table-cell>
          <table:table-cell table:style-name="Table1.H2" office:value-type="string">
            <text:p text:style-name="P1">37</text:p>
            <text:p text:style-name="P1">(38)</text:p>
          </table:table-cell>
        </table:table-row>
        <table:table-row table:style-name="Table1.1">
          <table:table-cell table:style-name="Table1.A2" office:value-type="string">
            <text:p text:style-name="P1">U</text:p>
            <text:p text:style-name="P1">33<text:line-break/>(34)</text:p>
          </table:table-cell>
          <table:table-cell table:style-name="Table1.A2" office:value-type="string">
            <text:p text:style-name="P1">U</text:p>
            <text:p text:style-name="P1">32</text:p>
            <text:p text:style-name="P1">(31)</text:p>
          </table:table-cell>
          <table:table-cell table:style-name="Table1.A2" office:value-type="string">
            <text:p text:style-name="P1">U</text:p>
            <text:p text:style-name="P1">17</text:p>
            <text:p text:style-name="P1">(18)</text:p>
          </table:table-cell>
          <table:table-cell table:style-name="Table1.A2" office:value-type="string">
            <text:p text:style-name="P1">U</text:p>
            <text:p text:style-name="P1">48</text:p>
            <text:p text:style-name="P1">(47)</text:p>
          </table:table-cell>
          <table:table-cell table:style-name="Table1.A2" office:value-type="string">
            <text:p text:style-name="P1">U</text:p>
            <text:p text:style-name="P1">45</text:p>
            <text:p text:style-name="P1">(46)</text:p>
          </table:table-cell>
          <table:table-cell table:style-name="Table1.A2" office:value-type="string">
            <text:p text:style-name="P1">U</text:p>
            <text:p text:style-name="P1">20</text:p>
            <text:p text:style-name="P1">(19)</text:p>
          </table:table-cell>
          <table:table-cell table:style-name="Table1.A2" office:value-type="string">
            <text:p text:style-name="P1">U</text:p>
            <text:p text:style-name="P1">29</text:p>
            <text:p text:style-name="P1">(30)</text:p>
          </table:table-cell>
          <table:table-cell table:style-name="Table1.H2" office:value-type="string">
            <text:p text:style-name="P1">U</text:p>
            <text:p text:style-name="P1">36</text:p>
            <text:p text:style-name="P1">(35)</text:p>
          </table:table-cell>
        </table:table-row>
        <table:table-row table:style-name="Table1.1">
          <table:table-cell table:style-name="Table1.A2" office:value-type="string">
            <text:p text:style-name="P1">64</text:p>
            <text:p text:style-name="P1">(63)</text:p>
          </table:table-cell>
          <table:table-cell table:style-name="Table1.A2" office:value-type="string">
            <text:p text:style-name="P1">1</text:p>
            <text:p text:style-name="P1">(2)</text:p>
          </table:table-cell>
          <table:table-cell table:style-name="Table1.A2" office:value-type="string">
            <text:p text:style-name="P1">16</text:p>
            <text:p text:style-name="P1">(15)</text:p>
          </table:table-cell>
          <table:table-cell table:style-name="Table1.A2" office:value-type="string">
            <text:p text:style-name="P1">49</text:p>
            <text:p text:style-name="P1">(50)</text:p>
          </table:table-cell>
          <table:table-cell table:style-name="Table1.A2" office:value-type="string">
            <text:p text:style-name="P1">52</text:p>
            <text:p text:style-name="P1">(51)</text:p>
          </table:table-cell>
          <table:table-cell table:style-name="Table1.A2" office:value-type="string">
            <text:p text:style-name="P1">13</text:p>
            <text:p text:style-name="P1">(14)</text:p>
          </table:table-cell>
          <table:table-cell table:style-name="Table1.A2" office:value-type="string">
            <text:p text:style-name="P1">4</text:p>
            <text:p text:style-name="P1">(3)</text:p>
          </table:table-cell>
          <table:table-cell table:style-name="Table1.H2" office:value-type="string">
            <text:p text:style-name="P1">61</text:p>
            <text:p text:style-name="P1">(62)</text:p>
          </table:table-cell>
        </table:table-row>
      </table:table>
      <text:p text:style-name="P3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38in" fo:page-height="2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8in" fo:page-height="17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_32_5x38" style:display-name="25x38" style:page-layout-name="pm1"/>
    <style:master-page style:name="_31_7x28" style:display-name="17x28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David Siefker</meta:initial-creator>
    <meta:creation-date>2008-03-17T20:23:04</meta:creation-date>
    <dc:creator>David Siefker</dc:creator>
    <dc:date>2008-03-18T05:37:06</dc:date>
    <meta:editing-cycles>2</meta:editing-cycles>
    <meta:editing-duration>PT1H18M3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79" meta:word-count="80" meta:character-count="200"/>
  </office:meta>
</office:document-meta>
</file>